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07-11" calcext:value-type="date">
            <text:p>11/07/2024</text:p>
          </table:table-cell>
          <table:table-cell table:style-name="ce59" office:value-type="string" calcext:value-type="string">
            <text:p>Abertura</text:p>
          </table:table-cell>
          <table:table-cell table:style-name="ce63" office:value-type="float" office:value="700" calcext:value-type="float">
            <text:p>7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700" calcext:value-type="float">
            <text:p>700,00</text:p>
          </table:table-cell>
          <table:table-cell table:style-name="ce52" office:value-type="date" office:date-value="2024-08-01" calcext:value-type="date">
            <text:p>01/08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07-11" calcext:value-type="date">
            <text:p>11/07/2024</text:p>
          </table:table-cell>
          <table:table-cell table:style-name="ce59" office:value-type="string" calcext:value-type="string">
            <text:p>Taxa JUCESP</text:p>
          </table:table-cell>
          <table:table-cell table:style-name="ce63" office:value-type="float" office:value="209.33" calcext:value-type="float">
            <text:p>209,33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09.33" calcext:value-type="float">
            <text:p>209,33</text:p>
          </table:table-cell>
          <table:table-cell table:style-name="ce52" office:value-type="date" office:date-value="2024-08-01" calcext:value-type="date">
            <text:p>01/08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30 - mens. 08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8-23" calcext:value-type="date">
            <text:p>23/08/2024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3 - mens. 09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9-25" calcext:value-type="date">
            <text:p>25/09/2024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6 - mens. 10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0-23" calcext:value-type="date">
            <text:p>23/10/2024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6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4-12-26">00/00/0000</text:date></text:span><text:span text:style-name="MT2"><text:s/>- </text:span><text:span text:style-name="MT2"><text:time style:data-style-name="N2" text:time-value="17:53:19.261824305">00:00:00</text:time></text:span><text:span text:style-name="MT2"><text:time style:data-style-name="N2" text:time-value="17:53:19.261846971">00:00:00</text:time></text:span></text:p>
        </style:region-center>
        <style:region-right>
          <text:p><text:span text:style-name="MT3">Lionsoft Inc.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 Inc.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17:53:19.26545923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4-12-02T11:17:32.346480210</dc:date>
    <dc:language>pt-PT</dc:language>
    <meta:editing-cycles>649</meta:editing-cycles>
    <meta:editing-duration>P1DT10H42M34S</meta:editing-duration>
    <meta:print-date>2022-07-01T10:31:27.249000000</meta:print-date>
    <meta:document-statistic meta:table-count="1" meta:cell-count="45" meta:object-count="0"/>
    <meta:user-defined meta:name="Info 0"/>
    <meta:user-defined meta:name="Info 1"/>
    <meta:user-defined meta:name="Info 2"/>
    <meta:user-defined meta:name="Info 3"/>
  </office:meta>
</office:document-meta>
</file>